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3465a4" draw:marker-start-width="0.305cm" draw:marker-end-width="0.305cm" draw:fill-color="#ffff6d" draw:textarea-horizontal-align="justify" draw:textarea-vertical-align="middle" draw:auto-grow-height="false" fo:min-height="2.081cm" fo:min-width="2.466cm" fo:padding-top="0.163cm" fo:padding-bottom="0.163cm" fo:padding-left="0.288cm" fo:padding-right="0.288cm"/>
    </style:style>
    <style:style style:name="gr2" style:family="graphic" style:parent-style-name="standard">
      <style:graphic-properties svg:stroke-color="#3465a4" draw:fill="solid" draw:fill-color="#3465a4" draw:textarea-horizontal-align="justify" draw:textarea-vertical-align="middle" draw:auto-grow-height="false" fo:min-height="0.453cm" fo:min-width="0.716cm"/>
    </style:style>
    <style:style style:name="gr3" style:family="graphic" style:parent-style-name="standard" style:list-style-name="L1">
      <style:graphic-properties draw:stroke="none" svg:stroke-color="#00a933" draw:fill="none" draw:fill-color="#ffffff" draw:textarea-horizontal-align="left" draw:auto-grow-height="true" draw:auto-grow-width="true" fo:min-height="1.111cm" fo:min-width="2.948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a933" draw:fill="none" draw:fill-color="#ffffff" draw:textarea-horizontal-align="left" draw:auto-grow-height="true" draw:auto-grow-width="true" fo:min-height="0.674cm" fo:min-width="3.478cm"/>
      <style:paragraph-properties style:writing-mode="lr-tb"/>
    </style:style>
    <style:style style:name="P1" style:family="paragraph">
      <loext:graphic-properties draw:fill-color="#ffff6d"/>
      <style:paragraph-properties fo:text-align="center"/>
    </style:style>
    <style:style style:name="P2" style:family="paragraph">
      <loext:graphic-properties draw:fill="solid" draw:fill-color="#3465a4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8pt" style:font-size-complex="18pt"/>
    </style:style>
    <style:style style:name="T1" style:family="text">
      <style:text-properties fo:color="#3465a4" fo:font-size="1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2.667cm" svg:x="0.124cm" svg:y="0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89cm" svg:height="1.405cm" draw:transform="rotate (-1.5707963267949) translate (2.464cm 0.568cm)">
          <text:p/>
          <draw:enhanced-geometry svg:viewBox="0 0 21600 21600" draw:text-areas="0 ?f0 ?f5 ?f2" draw:type="right-arrow" draw:modifiers="12680.2877697842 5392.31863442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3.448cm" svg:height="1.361cm" svg:x="0.078cm" svg:y="1.971cm">
          <draw:text-box>
            <text:p text:style-name="P3"><text:span text:style-name="T1">Assimilation</text:span><text:span text:style-name="T1"><text:line-break/></text:span><text:span text:style-name="T1"> <text:s text:c="6"/>rate</text:span></text:p>
          </draw:text-box>
        </draw:frame>
        <draw:frame draw:style-name="gr4" draw:text-style-name="P4" draw:layer="layout" svg:width="3.978cm" svg:height="0.924cm" svg:x="-0.205cm" svg:y="-0.183cm">
          <draw:text-box>
            <text:p text:style-name="P3"><text:span text:style-name="T1">SIP+nanoSIM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25cm" fo:margin-bottom="0.025cm" fo:margin-left="0.025cm" fo:margin-right="0.025cm" fo:page-width="3.556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Lubos Polerecky</meta:initial-creator>
    <meta:creation-date>2020-06-09T15:37:46.327864585</meta:creation-date>
    <dc:date>2021-09-18T18:42:50.840979522</dc:date>
    <dc:creator>Lubos Polerecky</dc:creator>
    <meta:editing-duration>PT4H6M44S</meta:editing-duration>
    <meta:editing-cycles>30</meta:editing-cycles>
    <meta:generator>LibreOffice/6.4.6.2$Linux_X86_64 LibreOffice_project/0ce51a4fd21bff07a5c061082cc82c5ed232f115</meta:generator>
    <meta:document-statistic meta:object-count="4"/>
  </office:meta>
</office:document-meta>
</file>